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6.219cm" style:use-optimal-column-width="false"/>
    </style:style>
    <style:style style:name="co2" style:family="table-column">
      <style:table-column-properties style:column-width="4.358cm" style:use-optimal-column-width="false"/>
    </style:style>
    <style:style style:name="co3" style:family="table-column">
      <style:table-column-properties style:column-width="4.814cm" style:use-optimal-column-width="false"/>
    </style:style>
    <style:style style:name="co4" style:family="table-column">
      <style:table-column-properties style:column-width="4.078cm" style:use-optimal-column-width="false"/>
    </style:style>
    <style:style style:name="co5" style:family="table-column">
      <style:table-column-properties style:column-width="3.69cm" style:use-optimal-column-width="false"/>
    </style:style>
    <style:style style:name="co6" style:family="table-column">
      <style:table-column-properties style:column-width="3.84cm" style:use-optimal-column-width="false"/>
    </style:style>
    <style:style style:name="co7" style:family="table-column">
      <style:table-column-properties style:column-width="6.353cm" style:use-optimal-column-width="false"/>
    </style:style>
    <style:style style:name="co8" style:family="table-column">
      <style:table-column-properties style:column-width="4.452cm" style:use-optimal-column-width="false"/>
    </style:style>
    <style:style style:name="co9" style:family="table-column">
      <style:table-column-properties style:column-width="4.918cm" style:use-optimal-column-width="false"/>
    </style:style>
    <style:style style:name="co10" style:family="table-column">
      <style:table-column-properties style:column-width="4.166cm" style:use-optimal-column-width="false"/>
    </style:style>
    <style:style style:name="co11" style:family="table-column">
      <style:table-column-properties style:column-width="3.77cm" style:use-optimal-column-width="false"/>
    </style:style>
    <style:style style:name="co12" style:family="table-column">
      <style:table-column-properties style:column-width="3.917cm" style:use-optimal-column-width="false"/>
    </style:style>
    <style:style style:name="ro1" style:family="table-row">
      <style:table-row-properties style:row-height="2.66cm"/>
    </style:style>
    <style:style style:name="ro2" style:family="table-row">
      <style:table-row-properties style:row-height="1.08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cm"/>
    </style:style>
    <style:style style:name="ro5" style:family="table-row">
      <style:table-row-properties style:row-height="1.066cm"/>
    </style:style>
    <style:style style:name="ce1" style:family="table-cell">
      <loext:graphic-properties style:repeat="repeat"/>
    </style:style>
    <style:style style:name="ce2" style:family="table-cell">
      <loext:graphic-properties style:repeat="repeat" draw:textarea-vertical-align="middle"/>
      <style:paragraph-properties fo:text-align="center" style:text-autospace="none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/>
      <style:paragraph-properties fo:text-align="center"/>
    </style:style>
    <style:style style:name="ce5" style:family="table-cell">
      <loext:graphic-properties style:repeat="repeat"/>
      <style:paragraph-properties fo:text-align="center" style:text-autospace="none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paragraph-properties fo:text-align="center"/>
      <style:text-properties fo:font-weight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standard" draw:layer="layout" svg:width="26.998cm" svg:height="6.979cm" svg:x="0.6cm" svg:y="1.555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1">НИР и ОКР</text:p>
              </table:table-cell>
              <table:table-cell>
                <text:p text:style-name="P1">Основная продукция</text:p>
              </table:table-cell>
              <table:table-cell>
                <text:p text:style-name="P1">Основные услуги</text:p>
              </table:table-cell>
              <table:table-cell>
                <text:p text:style-name="P1">Прочие доходы</text:p>
              </table:table-cell>
              <table:table-cell table:style-name="ce3"/>
            </table:table-row>
            <table:table-row table:style-name="ro2" table:default-cell-style-name="ce1">
              <table:table-cell>
                <text:p text:style-name="P2">Бюджет</text:p>
              </table:table-cell>
              <table:table-cell>
                <text:p text:style-name="P3">7500</text:p>
              </table:table-cell>
              <table:table-cell>
                <text:p text:style-name="P3">12000</text:p>
              </table:table-cell>
              <table:table-cell>
                <text:p text:style-name="P3">35000</text:p>
              </table:table-cell>
              <table:table-cell>
                <text:p text:style-name="P3">1200</text:p>
              </table:table-cell>
              <table:table-cell>
                <text:p text:style-name="P3"><text:span text:style-name="T1">55700</text:span></text:p>
              </table:table-cell>
            </table:table-row>
            <table:table-row table:style-name="ro2" table:default-cell-style-name="ce1">
              <table:table-cell>
                <text:p text:style-name="P2">Факт</text:p>
              </table:table-cell>
              <table:table-cell>
                <text:p text:style-name="P3">8300</text:p>
              </table:table-cell>
              <table:table-cell>
                <text:p text:style-name="P3">11500</text:p>
              </table:table-cell>
              <table:table-cell>
                <text:p text:style-name="P3">37000</text:p>
              </table:table-cell>
              <table:table-cell>
                <text:p text:style-name="P3">3500</text:p>
              </table:table-cell>
              <table:table-cell>
                <text:p text:style-name="P3"><text:span text:style-name="T1">60300</text:span></text:p>
              </table:table-cell>
            </table:table-row>
            <table:table-row table:style-name="ro2" table:default-cell-style-name="ce1">
              <table:table-cell>
                <text:p text:style-name="P2">Отклонение</text:p>
              </table:table-cell>
              <table:table-cell>
                <text:p text:style-name="P3">800</text:p>
              </table:table-cell>
              <table:table-cell>
                <text:p text:style-name="P3">-500</text:p>
              </table:table-cell>
              <table:table-cell>
                <text:p text:style-name="P3">2000</text:p>
              </table:table-cell>
              <table:table-cell>
                <text:p text:style-name="P3">2300</text:p>
              </table:table-cell>
              <table:table-cell>
                <text:p text:style-name="P3"><text:span text:style-name="T1">4600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3"><text:span text:style-name="T1">16600</text:span></text:p>
              </table:table-cell>
              <table:table-cell>
                <text:p text:style-name="P3"><text:span text:style-name="T1">23000</text:span></text:p>
              </table:table-cell>
              <table:table-cell>
                <text:p text:style-name="P3"><text:span text:style-name="T1">74000</text:span></text:p>
              </table:table-cell>
              <table:table-cell>
                <text:p text:style-name="P3"><text:span text:style-name="T1">7000</text:span></text:p>
              </table:table-cell>
              <table:table-cell>
                <text:p text:style-name="P3"><text:span text:style-name="T1">1206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8.819cm" svg:height="11.82cm" svg:x="1.181cm" svg:y="8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8.4cm" svg:height="0.962cm" svg:x="4.4cm" svg:y="0.4cm">
          <draw:text-box>
            <text:p text:style-name="P5">Анализ структуры доходов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standard" draw:layer="layout" svg:width="27.575cm" svg:height="5.664cm" svg:x="0.224cm" svg:y="1.637cm">
          <table:table table:template-name="lightblue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5">
              <table:table-cell table:style-name="ce4"/>
              <table:table-cell>
                <text:p text:style-name="P1">НИР и ОКР</text:p>
              </table:table-cell>
              <table:table-cell>
                <text:p text:style-name="P1">Основная продукция</text:p>
              </table:table-cell>
              <table:table-cell>
                <text:p text:style-name="P1">Основные услуги</text:p>
              </table:table-cell>
              <table:table-cell>
                <text:p text:style-name="P1">Прочие доходы</text:p>
              </table:table-cell>
              <table:table-cell table:style-name="ce4"/>
            </table:table-row>
            <table:table-row table:style-name="ro4" table:default-cell-style-name="ce1">
              <table:table-cell>
                <text:p text:style-name="P2">Бюджет</text:p>
              </table:table-cell>
              <table:table-cell>
                <text:p text:style-name="P3">6200</text:p>
              </table:table-cell>
              <table:table-cell>
                <text:p text:style-name="P3">9100</text:p>
              </table:table-cell>
              <table:table-cell>
                <text:p text:style-name="P3">28000</text:p>
              </table:table-cell>
              <table:table-cell>
                <text:p text:style-name="P3">980</text:p>
              </table:table-cell>
              <table:table-cell>
                <text:p text:style-name="P3"><text:span text:style-name="T1">44280</text:span></text:p>
              </table:table-cell>
            </table:table-row>
            <table:table-row table:style-name="ro4" table:default-cell-style-name="ce1">
              <table:table-cell>
                <text:p text:style-name="P2">Отклонение</text:p>
              </table:table-cell>
              <table:table-cell>
                <text:p text:style-name="P3">1700</text:p>
              </table:table-cell>
              <table:table-cell>
                <text:p text:style-name="P3">-600</text:p>
              </table:table-cell>
              <table:table-cell>
                <text:p text:style-name="P3">-500</text:p>
              </table:table-cell>
              <table:table-cell>
                <text:p text:style-name="P3">1920</text:p>
              </table:table-cell>
              <table:table-cell>
                <text:p text:style-name="P3"><text:span text:style-name="T1">2520</text:span></text:p>
              </table:table-cell>
            </table:table-row>
            <table:table-row table:style-name="ro4" table:default-cell-style-name="ce1">
              <table:table-cell>
                <text:p text:style-name="P2">Факт</text:p>
              </table:table-cell>
              <table:table-cell>
                <text:p text:style-name="P3">7900</text:p>
              </table:table-cell>
              <table:table-cell>
                <text:p text:style-name="P3">8500</text:p>
              </table:table-cell>
              <table:table-cell>
                <text:p text:style-name="P3">27500</text:p>
              </table:table-cell>
              <table:table-cell>
                <text:p text:style-name="P3">2900</text:p>
              </table:table-cell>
              <table:table-cell>
                <text:p text:style-name="P3"><text:span text:style-name="T1">46800</text:span></text:p>
              </table:table-cell>
            </table:table-row>
            <table:table-row table:style-name="ro5" table:default-cell-style-name="ce1">
              <table:table-cell/>
              <table:table-cell>
                <text:p text:style-name="P3"><text:span text:style-name="T1">15800</text:span></text:p>
              </table:table-cell>
              <table:table-cell>
                <text:p text:style-name="P3"><text:span text:style-name="T1">17000</text:span></text:p>
              </table:table-cell>
              <table:table-cell>
                <text:p text:style-name="P3"><text:span text:style-name="T1">55000</text:span></text:p>
              </table:table-cell>
              <table:table-cell>
                <text:p text:style-name="P3"><text:span text:style-name="T1">5800</text:span></text:p>
              </table:table-cell>
              <table:table-cell>
                <text:p text:style-name="P3"><text:span text:style-name="T1">936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4cm" svg:height="8.158cm" svg:x="0.4cm" svg:y="6.84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4" draw:layer="layout" svg:width="15.999cm" svg:height="8.999cm" svg:x="11.8cm" svg:y="11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6" draw:layer="layout" svg:width="19.2cm" svg:height="0.962cm" svg:x="4cm" svg:y="0.2cm">
          <draw:text-box>
            <text:p text:style-name="P5">Анализ себестоимости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09:32:52.041000000</meta:creation-date>
    <dc:date>2017-05-07T15:42:40.048000000</dc:date>
    <meta:editing-duration>PT3H5M44S</meta:editing-duration>
    <meta:editing-cycles>2</meta:editing-cycles>
    <meta:generator>LibreOffice/5.0.5.2$Windows_x86 LibreOffice_project/55b006a02d247b5f7215fc6ea0fde844b30035b3</meta:generator>
    <meta:document-statistic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cm" svg:height="11.821cm" xlink:href="." xlink:type="simple" chart:class="chart:bar" chart:style-name="ch1">
        <chart:title svg:x="7.686cm" svg:y="0.372cm" chart:style-name="ch2">
          <text:p>Анализ доходов</text:p>
        </chart:title>
        <chart:legend chart:legend-position="end" svg:x="16.213cm" svg:y="5.113cm" style:legend-expansion="high" chart:style-name="ch3"/>
        <chart:plot-area chart:style-name="ch4" chart:data-source-has-labels="both" svg:x="0.376cm" svg:y="1.387cm" svg:width="15.461cm" svg:height="10.198cm">
          <chartooo:coordinate-region svg:x="1.553cm" svg:y="1.586cm" svg:width="14.284cm" svg:height="9.8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ИР и ОКР</text:p>
              </table:table-cell>
              <table:table-cell office:value-type="string">
                <text:p>Основная продукция</text:p>
              </table:table-cell>
              <table:table-cell office:value-type="string">
                <text:p>Основные услуги</text:p>
              </table:table-cell>
              <table:table-cell office:value-type="string">
                <text:p>Прочие доходы</text:p>
              </table:table-cell>
            </table:table-row>
          </table:table-header-rows>
          <table:table-rows>
            <table:table-row>
              <table:table-cell office:value-type="string">
                <text:p>  Бюджет</text:p>
              </table:table-cell>
              <table:table-cell office:value-type="float" office:value="7500">
                <text:p>7500</text:p>
              </table:table-cell>
              <table:table-cell office:value-type="float" office:value="12000">
                <text:p>12000</text:p>
              </table:table-cell>
              <table:table-cell office:value-type="float" office:value="35000">
                <text:p>350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 Факт</text:p>
              </table:table-cell>
              <table:table-cell office:value-type="float" office:value="8300">
                <text:p>8300</text:p>
              </table:table-cell>
              <table:table-cell office:value-type="float" office:value="11500">
                <text:p>11500</text:p>
              </table:table-cell>
              <table:table-cell office:value-type="float" office:value="37000">
                <text:p>370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Отклонение</text:p>
              </table:table-cell>
              <table:table-cell office:value-type="float" office:value="800">
                <text:p>800</text:p>
              </table:table-cell>
              <table:table-cell office:value-type="float" office:value="-500">
                <text:p>-500</text:p>
              </table:table-cell>
              <table:table-cell office:value-type="float" office:value="2000">
                <text:p>2000</text:p>
              </table:table-cell>
              <table:table-cell office:value-type="float" office:value="2300">
                <text:p>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family="'Times New Roman'" style:font-style-name="Полужирный" style:font-family-generic="roman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01cm" svg:height="8.159cm" xlink:href="." xlink:type="simple" chart:class="chart:circle" chart:style-name="ch1">
        <chart:title svg:x="3.226cm" svg:y="0.299cm" chart:style-name="ch2">
          <text:p>Плановая структура себестоимости</text:p>
        </chart:title>
        <chart:legend chart:legend-position="end" svg:x="9.912cm" svg:y="3.033cm" style:legend-expansion="high" chart:style-name="ch3"/>
        <chart:plot-area chart:style-name="ch4" chart:data-source-has-labels="both" svg:x="0.28cm" svg:y="1.241cm" svg:width="9.352cm" svg:height="6.75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8cm" svg:y="1.82cm" svg:width="9.352cm" svg:height="5.61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E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ИР и ОКР</text:p>
              </table:table-cell>
              <table:table-cell office:value-type="string">
                <text:p>Основная продукция</text:p>
              </table:table-cell>
              <table:table-cell office:value-type="string">
                <text:p>Основные услуги</text:p>
              </table:table-cell>
              <table:table-cell office:value-type="string">
                <text:p>Прочие доходы</text:p>
              </table:table-cell>
            </table:table-row>
          </table:table-header-rows>
          <table:table-rows>
            <table:table-row>
              <table:table-cell office:value-type="string">
                <text:p>Бюджет</text:p>
              </table:table-cell>
              <table:table-cell office:value-type="float" office:value="6200">
                <text:p>6200</text:p>
              </table:table-cell>
              <table:table-cell office:value-type="float" office:value="9100">
                <text:p>9100</text:p>
              </table:table-cell>
              <table:table-cell office:value-type="float" office:value="28000">
                <text:p>28000</text:p>
              </table:table-cell>
              <table:table-cell office:value-type="float" office:value="980">
                <text:p>9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family="'Times New Roman'" style:font-style-name="Полужирный" style:font-family-generic="roman" fo:font-size="12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3.922cm" svg:y="0.316cm" chart:style-name="ch2">
          <text:p>Фактическая структура себестоимости</text:p>
        </chart:title>
        <chart:legend chart:legend-position="end" svg:x="11.911cm" svg:y="3.454cm" style:legend-expansion="high" chart:style-name="ch3"/>
        <chart:plot-area chart:style-name="ch4" chart:data-source-has-labels="both" svg:x="0.32cm" svg:y="1.275cm" svg:width="11.271cm" svg:height="7.54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32cm" svg:y="1.717cm" svg:width="11.271cm" svg:height="6.762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E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ИР и ОКР</text:p>
              </table:table-cell>
              <table:table-cell office:value-type="string">
                <text:p>Основная продукция</text:p>
              </table:table-cell>
              <table:table-cell office:value-type="string">
                <text:p>Основные услуги</text:p>
              </table:table-cell>
              <table:table-cell office:value-type="string">
                <text:p>Прочие доходы</text:p>
              </table:table-cell>
            </table:table-row>
          </table:table-header-rows>
          <table:table-rows>
            <table:table-row>
              <table:table-cell office:value-type="string">
                <text:p>Факт</text:p>
              </table:table-cell>
              <table:table-cell office:value-type="float" office:value="7900">
                <text:p>7900</text:p>
              </table:table-cell>
              <table:table-cell office:value-type="float" office:value="8500">
                <text:p>8500</text:p>
              </table:table-cell>
              <table:table-cell office:value-type="float" office:value="27500">
                <text:p>27500</text:p>
              </table:table-cell>
              <table:table-cell office:value-type="float" office:value="2900">
                <text:p>29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